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1.665cm" draw:fontwork-style="none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1.6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2.193cm"/>
    </style:style>
    <style:style style:name="gr4" style:family="graphic" style:parent-style-name="standard">
      <style:graphic-properties draw:stroke="none" svg:stroke-color="#000000" draw:fill="none" draw:fill-color="#ffffff" fo:min-height="1.61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1.665cm"/>
    </style:style>
    <style:style style:name="gr10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1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P1" style:family="paragraph">
      <loext:graphic-properties draw:fill="none" draw:fill-color="#ffffff"/>
      <style:text-properties style:font-name="Nimbus Roman" fo:font-size="18pt" fo:font-style="italic" fo:font-weight="normal" style:font-size-asian="18pt" style:font-style-asian="italic" style:font-size-complex="18pt" style:font-style-complex="italic"/>
    </style:style>
    <style:style style:name="P2" style:family="paragraph">
      <loext:graphic-properties draw:fill="none" draw:fill-color="#ffffff"/>
      <style:text-properties style:font-name="Nimbus Roman" fo:font-size="18pt" fo:font-style="italic" fo:font-weight="normal" style:font-size-asian="18pt" style:font-size-complex="18pt"/>
    </style:style>
    <style:style style:name="P3" style:family="paragraph"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4" style:family="paragraph">
      <loext:graphic-properties draw:fill="solid" draw:fill-color="#ea7500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5" style:family="paragraph">
      <loext:graphic-properties draw:fill="solid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6" style:family="paragraph">
      <loext:graphic-properties draw:fill="solid" draw:fill-color="#ff972f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T1" style:family="text">
      <style:text-properties style:text-position="0% 100%" style:font-name="Nimbus Roman" fo:font-size="18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33% 58%" style:font-name="Nimbus Roman" fo:font-size="18pt" fo:font-style="italic" fo:font-weight="normal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Nimbus Roman" fo:font-size="18pt" fo:font-style="normal" fo:font-weight="normal" style:font-size-asian="18pt" style:font-style-asian="normal" style:font-size-complex="18pt" style:font-style-complex="normal"/>
    </style:style>
    <style:style style:name="T4" style:family="text">
      <style:text-properties style:text-position="0% 100%" style:font-name="Nimbus Roman" fo:font-size="18pt" fo:font-style="italic" fo:font-weight="normal" style:font-size-asian="18pt" style:font-size-complex="18pt"/>
    </style:style>
    <style:style style:name="T5" style:family="text">
      <style:text-properties style:text-position="33% 58%" style:font-name="Nimbus Roman" fo:font-size="18pt" fo:font-style="italic" fo:font-weight="normal" style:font-size-asian="18pt" style:font-size-complex="18pt"/>
    </style:style>
    <style:style style:name="T6" style:family="text">
      <style:text-properties style:font-name="Nimbus Roman" fo:font-size="18pt" fo:font-style="italic" fo:font-weight="normal" style:font-size-asian="18pt" style:font-size-complex="18pt"/>
    </style:style>
    <style:style style:name="T7" style:family="text">
      <style:text-properties style:text-position="-33% 58%" style:font-name="Nimbus Roman" fo:font-size="18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65cm" svg:height="1.823cm" svg:x="1.008cm" svg:y="7.721cm">
          <draw:text-box>
            <text:p><text:span text:style-name="T1">e</text:span><text:span text:style-name="T2">f</text:span><text:span text:style-name="T3">0</text:span></text:p>
          </draw:text-box>
        </draw:frame>
        <draw:frame draw:style-name="gr2" draw:text-style-name="P2" draw:layer="layout" svg:width="2.166cm" svg:height="1.823cm" svg:x="4.957cm" svg:y="7.721cm">
          <draw:text-box>
            <text:p><text:span text:style-name="T4">e</text:span><text:span text:style-name="T5">f</text:span><text:span text:style-name="T3">2</text:span></text:p>
          </draw:text-box>
        </draw:frame>
        <draw:frame draw:style-name="gr3" draw:text-style-name="P2" draw:layer="layout" svg:width="2.693cm" svg:height="1.59cm" svg:x="6.796cm" svg:y="7.881cm">
          <draw:text-box>
            <text:p><text:span text:style-name="T6">...</text:span></text:p>
          </draw:text-box>
        </draw:frame>
        <draw:frame draw:style-name="gr4" draw:text-style-name="P2" draw:layer="layout" svg:width="3.326cm" svg:height="1.863cm" svg:x="25.951cm" svg:y="7.681cm">
          <draw:text-box>
            <text:p><text:span text:style-name="T4">e</text:span><text:span text:style-name="T5">f</text:span><text:span text:style-name="T7">N</text:span></text:p>
          </draw:text-box>
        </draw:frame>
        <draw:custom-shape draw:style-name="gr5" draw:text-style-name="P3" draw:layer="layout" svg:width="0.208cm" svg:height="0.207cm" svg:x="3.609cm" svg:y="1.7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8cm" svg:height="0.208cm" svg:x="1.515cm" svg:y="3.22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779cm" svg:y1="0.447cm" svg:x2="1.632cm" svg:y2="3.324cm">
          <text:p/>
        </draw:line>
        <draw:custom-shape draw:style-name="gr6" draw:text-style-name="P4" draw:layer="layout" svg:width="0.208cm" svg:height="0.208cm" svg:x="5.679cm" svg:y="0.3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07cm" svg:height="0.208cm" svg:x="9.851cm" svg:y="1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08cm" svg:height="0.209cm" svg:x="14.011cm" svg:y="3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07cm" svg:height="0.208cm" svg:x="18.141cm" svg:y="1.9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07cm" svg:height="0.207cm" svg:x="26.462cm" svg:y="3.21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66cm" svg:y1="2.038cm" svg:x2="5.779cm" svg:y2="0.447cm">
          <text:p/>
        </draw:line>
        <draw:line draw:style-name="gr7" draw:text-style-name="P5" draw:layer="layout" svg:x1="14.104cm" svg:y1="3.968cm" svg:x2="9.966cm" svg:y2="2.038cm">
          <text:p/>
        </draw:line>
        <draw:line draw:style-name="gr7" draw:text-style-name="P5" draw:layer="layout" svg:x1="18.209cm" svg:y1="2.032cm" svg:x2="14.103cm" svg:y2="3.968cm">
          <text:p/>
        </draw:line>
        <draw:line draw:style-name="gr7" draw:text-style-name="P5" draw:layer="layout" svg:x1="22.42cm" svg:y1="4.391cm" svg:x2="18.25cm" svg:y2="2.015cm">
          <text:p/>
        </draw:line>
        <draw:line draw:style-name="gr7" draw:text-style-name="P5" draw:layer="layout" svg:x1="26.555cm" svg:y1="3.276cm" svg:x2="22.421cm" svg:y2="4.392cm">
          <text:p/>
        </draw:line>
        <draw:line draw:style-name="gr8" draw:text-style-name="P5" draw:layer="layout" svg:x1="1.632cm" svg:y1="6.526cm" svg:x2="26.575cm" svg:y2="6.526cm">
          <text:p/>
        </draw:line>
        <draw:line draw:style-name="gr8" draw:text-style-name="P5" draw:layer="layout" svg:x1="1.632cm" svg:y1="5.071cm" svg:x2="1.632cm" svg:y2="7.773cm">
          <text:p/>
        </draw:line>
        <draw:line draw:style-name="gr8" draw:text-style-name="P5" draw:layer="layout" svg:x1="3.71cm" svg:y1="5.071cm" svg:x2="3.71cm" svg:y2="7.773cm">
          <text:p/>
        </draw:line>
        <draw:line draw:style-name="gr8" draw:text-style-name="P5" draw:layer="layout" svg:x1="5.789cm" svg:y1="5.071cm" svg:x2="5.789cm" svg:y2="7.773cm">
          <text:p/>
        </draw:line>
        <draw:line draw:style-name="gr8" draw:text-style-name="P5" draw:layer="layout" svg:x1="7.867cm" svg:y1="5.071cm" svg:x2="7.867cm" svg:y2="7.773cm">
          <text:p/>
        </draw:line>
        <draw:line draw:style-name="gr8" draw:text-style-name="P5" draw:layer="layout" svg:x1="9.946cm" svg:y1="5.071cm" svg:x2="9.946cm" svg:y2="7.773cm">
          <text:p/>
        </draw:line>
        <draw:line draw:style-name="gr8" draw:text-style-name="P5" draw:layer="layout" svg:x1="12.024cm" svg:y1="5.071cm" svg:x2="12.024cm" svg:y2="7.773cm">
          <text:p/>
        </draw:line>
        <draw:line draw:style-name="gr8" draw:text-style-name="P5" draw:layer="layout" svg:x1="14.103cm" svg:y1="5.071cm" svg:x2="14.103cm" svg:y2="7.773cm">
          <text:p/>
        </draw:line>
        <draw:line draw:style-name="gr8" draw:text-style-name="P5" draw:layer="layout" svg:x1="16.182cm" svg:y1="5.071cm" svg:x2="16.182cm" svg:y2="7.773cm">
          <text:p/>
        </draw:line>
        <draw:line draw:style-name="gr8" draw:text-style-name="P5" draw:layer="layout" svg:x1="18.26cm" svg:y1="5.071cm" svg:x2="18.26cm" svg:y2="7.773cm">
          <text:p/>
        </draw:line>
        <draw:line draw:style-name="gr8" draw:text-style-name="P5" draw:layer="layout" svg:x1="20.339cm" svg:y1="5.071cm" svg:x2="20.339cm" svg:y2="7.773cm">
          <text:p/>
        </draw:line>
        <draw:line draw:style-name="gr8" draw:text-style-name="P5" draw:layer="layout" svg:x1="22.417cm" svg:y1="5.071cm" svg:x2="22.417cm" svg:y2="7.773cm">
          <text:p/>
        </draw:line>
        <draw:line draw:style-name="gr8" draw:text-style-name="P5" draw:layer="layout" svg:x1="24.496cm" svg:y1="5.071cm" svg:x2="24.496cm" svg:y2="7.773cm">
          <text:p/>
        </draw:line>
        <draw:line draw:style-name="gr8" draw:text-style-name="P5" draw:layer="layout" svg:x1="26.575cm" svg:y1="5.071cm" svg:x2="26.575cm" svg:y2="7.773cm">
          <text:p/>
        </draw:line>
        <draw:custom-shape draw:style-name="gr5" draw:text-style-name="P3" draw:layer="layout" svg:width="0.208cm" svg:height="0.208cm" svg:x="7.781cm" svg:y="1.1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8cm" svg:height="0.208cm" svg:x="11.916cm" svg:y="2.9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8cm" svg:height="0.208cm" svg:x="16.086cm" svg:y="2.8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8cm" svg:height="0.207cm" svg:x="20.244cm" svg:y="3.0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8cm" svg:height="0.207cm" svg:x="24.407cm" svg:y="3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8cm" svg:height="0.207cm" svg:x="22.317cm" svg:y="4.26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165cm" svg:height="1.823cm" svg:x="2.904cm" svg:y="7.721cm">
          <draw:text-box>
            <text:p><text:span text:style-name="T4">e</text:span><text:span text:style-name="T5">f</text:span><text:span text:style-name="T3">1</text:span></text:p>
          </draw:text-box>
        </draw:frame>
        <draw:custom-shape draw:style-name="gr6" draw:text-style-name="P4" draw:layer="layout" svg:width="0.208cm" svg:height="0.208cm" svg:x="3.6cm" svg:y="1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3.699cm" svg:y1="1.41cm" svg:x2="1.632cm" svg:y2="3.325cm">
          <text:p/>
        </draw:line>
        <draw:line draw:style-name="gr10" draw:text-style-name="P4" draw:layer="layout" svg:x1="5.779cm" svg:y1="0.447cm" svg:x2="3.699cm" svg:y2="1.409cm">
          <text:p/>
        </draw:line>
        <draw:custom-shape draw:style-name="gr6" draw:text-style-name="P4" draw:layer="layout" svg:width="0.208cm" svg:height="0.207cm" svg:x="7.781cm" svg:y="0.5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7.88cm" svg:y1="0.693cm" svg:x2="5.779cm" svg:y2="0.447cm">
          <text:p/>
        </draw:line>
        <draw:line draw:style-name="gr10" draw:text-style-name="P4" draw:layer="layout" svg:x1="9.965cm" svg:y1="2.038cm" svg:x2="7.88cm" svg:y2="0.693cm">
          <text:p/>
        </draw:line>
        <draw:custom-shape draw:style-name="gr6" draw:text-style-name="P4" draw:layer="layout" svg:width="0.207cm" svg:height="0.208cm" svg:x="11.912cm" svg:y="3.4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2.022cm" svg:y1="3.559cm" svg:x2="9.966cm" svg:y2="2.04cm">
          <text:p/>
        </draw:line>
        <draw:line draw:style-name="gr10" draw:text-style-name="P4" draw:layer="layout" svg:x1="14.103cm" svg:y1="3.97cm" svg:x2="12.021cm" svg:y2="3.559cm">
          <text:p/>
        </draw:line>
        <draw:custom-shape draw:style-name="gr6" draw:text-style-name="P4" draw:layer="layout" svg:width="0.208cm" svg:height="0.208cm" svg:x="16.086cm" svg:y="3.3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8cm" svg:height="0.208cm" svg:x="20.244cm" svg:y="2.7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8cm" svg:height="0.207cm" svg:x="24.401cm" svg:y="4.1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25cm" svg:y1="2.015cm" svg:x2="20.333cm" svg:y2="2.889cm">
          <text:p/>
        </draw:line>
        <draw:line draw:style-name="gr11" draw:text-style-name="P6" draw:layer="layout" svg:x1="22.421cm" svg:y1="4.391cm" svg:x2="20.334cm" svg:y2="2.889cm">
          <text:p/>
        </draw:line>
        <draw:line draw:style-name="gr10" draw:text-style-name="P4" draw:layer="layout" svg:x1="22.421cm" svg:y1="4.392cm" svg:x2="24.508cm" svg:y2="4.307cm">
          <text:p/>
        </draw:line>
        <draw:line draw:style-name="gr10" draw:text-style-name="P4" draw:layer="layout" svg:x1="26.554cm" svg:y1="3.276cm" svg:x2="24.507cm" svg:y2="4.307cm">
          <text:p/>
        </draw:line>
        <draw:line draw:style-name="gr10" draw:text-style-name="P4" draw:layer="layout" svg:x1="18.252cm" svg:y1="2.015cm" svg:x2="16.177cm" svg:y2="3.401cm">
          <text:p/>
        </draw:line>
        <draw:line draw:style-name="gr10" draw:text-style-name="P4" draw:layer="layout" svg:x1="14.103cm" svg:y1="3.968cm" svg:x2="16.177cm" svg:y2="3.4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06:48.703253935</dc:date>
    <meta:editing-duration>PT2H11M41S</meta:editing-duration>
    <meta:editing-cycles>58</meta:editing-cycles>
    <meta:generator>LibreOffice/6.3.2.2$MacOSX_X86_64 LibreOffice_project/98b30e735bda24bc04ab42594c85f7fd8be07b9c</meta:generator>
    <meta:document-statistic meta:object-count="56"/>
  </office:meta>
</office:document-meta>
</file>